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b32bd" officeooo:paragraph-rsid="001b32bd" style:font-weight-asian="bold" style:font-weight-complex="bold"/>
    </style:style>
    <style:style style:name="P2" style:family="paragraph" style:parent-style-name="Standard">
      <style:text-properties fo:font-weight="bold" officeooo:rsid="001b32bd" officeooo:paragraph-rsid="001bb9ba" style:font-weight-asian="bold" style:font-weight-complex="bold"/>
    </style:style>
    <style:style style:name="P3" style:family="paragraph" style:parent-style-name="Standard">
      <style:text-properties fo:font-weight="bold" officeooo:rsid="001b32bd" officeooo:paragraph-rsid="001f0755" style:font-weight-asian="bold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rsid="0021009b" officeooo:paragraph-rsid="0021009b" style:font-weight-asian="bold" style:font-weight-complex="bold"/>
    </style:style>
    <style:style style:name="P6" style:family="paragraph" style:parent-style-name="Standard">
      <style:text-properties fo:font-weight="bold" officeooo:rsid="00279145" officeooo:paragraph-rsid="00279145" style:font-weight-asian="bold" style:font-weight-complex="bold"/>
    </style:style>
    <style:style style:name="P7" style:family="paragraph" style:parent-style-name="Standard">
      <style:text-properties fo:font-weight="bold" officeooo:rsid="00279145" officeooo:paragraph-rsid="0027ada7" style:font-weight-asian="bold" style:font-weight-complex="bold"/>
    </style:style>
    <style:style style:name="P8" style:family="paragraph" style:parent-style-name="Standard">
      <style:text-properties fo:font-weight="bold" officeooo:rsid="0031a29b" officeooo:paragraph-rsid="0031a29b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8pt" fo:font-weight="bold" officeooo:rsid="001b32bd" officeooo:paragraph-rsid="001b32bd" style:font-weight-asian="bold" style:font-weight-complex="bold"/>
    </style:style>
    <style:style style:name="P10" style:family="paragraph" style:parent-style-name="Standard">
      <style:text-properties fo:font-weight="normal" officeooo:rsid="0031a29b" officeooo:paragraph-rsid="0031a29b" style:font-weight-asian="normal" style:font-weight-complex="normal"/>
    </style:style>
    <style:style style:name="P11" style:family="paragraph" style:parent-style-name="Standard">
      <style:text-properties fo:font-weight="bold" officeooo:rsid="0031a29b" officeooo:paragraph-rsid="0031a29b" style:font-weight-asian="bold" style:font-weight-complex="bold"/>
    </style:style>
    <style:style style:name="P12" style:family="paragraph" style:parent-style-name="Standard">
      <style:text-properties fo:font-weight="bold" officeooo:rsid="0034ec25" officeooo:paragraph-rsid="0034ec25" style:font-weight-asian="bold" style:font-weight-complex="bold"/>
    </style:style>
    <style:style style:name="P13" style:family="paragraph" style:parent-style-name="Standard">
      <style:text-properties fo:font-weight="bold" officeooo:rsid="003a1dc8" officeooo:paragraph-rsid="003a1dc8" style:font-weight-asian="bold" style:font-weight-complex="bold"/>
    </style:style>
    <style:style style:name="P14" style:family="paragraph" style:parent-style-name="Standard">
      <style:text-properties fo:font-weight="bold" officeooo:rsid="00400cff" officeooo:paragraph-rsid="00400cff" style:font-weight-asian="bold" style:font-weight-complex="bold"/>
    </style:style>
    <style:style style:name="P15" style:family="paragraph" style:parent-style-name="Standard">
      <style:text-properties fo:font-weight="bold" officeooo:rsid="004371b7" officeooo:paragraph-rsid="004371b7" style:font-weight-asian="bold" style:font-weight-complex="bold"/>
    </style:style>
    <style:style style:name="P16" style:family="paragraph" style:parent-style-name="Standard">
      <style:text-properties fo:font-weight="bold" officeooo:rsid="0044ebfe" officeooo:paragraph-rsid="0044ebfe" style:font-weight-asian="bold" style:font-weight-complex="bold"/>
    </style:style>
    <style:style style:name="P17" style:family="paragraph" style:parent-style-name="Standard">
      <style:text-properties fo:font-weight="normal" officeooo:rsid="0034ec25" officeooo:paragraph-rsid="0034ec25" style:font-weight-asian="normal" style:font-weight-complex="normal"/>
    </style:style>
    <style:style style:name="P18" style:family="paragraph" style:parent-style-name="Standard">
      <style:text-properties fo:font-weight="normal" officeooo:rsid="003a1dc8" officeooo:paragraph-rsid="003a1dc8" style:font-weight-asian="normal" style:font-weight-complex="normal"/>
    </style:style>
    <style:style style:name="P19" style:family="paragraph" style:parent-style-name="Standard">
      <style:text-properties fo:font-weight="normal" officeooo:rsid="0044ebfe" officeooo:paragraph-rsid="0044ebfe" style:font-weight-asian="normal" style:font-weight-complex="normal"/>
    </style:style>
    <style:style style:name="T1" style:family="text">
      <style:text-properties officeooo:rsid="001b32bd"/>
    </style:style>
    <style:style style:name="T2" style:family="text">
      <style:text-properties officeooo:rsid="001bb9ba"/>
    </style:style>
    <style:style style:name="T3" style:family="text">
      <style:text-properties officeooo:rsid="001f0755"/>
    </style:style>
    <style:style style:name="T4" style:family="text">
      <style:text-properties officeooo:rsid="0027ada7"/>
    </style:style>
    <style:style style:name="T5" style:family="text">
      <style:text-properties officeooo:rsid="002fa449"/>
    </style:style>
    <style:style style:name="T6" style:family="text">
      <style:text-properties officeooo:rsid="0031a29b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418997" style:font-weight-asian="normal" style:font-weight-complex="normal"/>
    </style:style>
    <style:style style:name="T9" style:family="text">
      <style:text-properties officeooo:rsid="0032e8ef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41899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Social_Media</text:p>
      <text:p text:style-name="Standard"/>
      <text:p text:style-name="P1">Create Database</text:p>
      <text:p text:style-name="P1"/>
      <text:p text:style-name="Standard">CREATE DATABASE Social_Media</text:p>
      <text:p text:style-name="Standard"/>
      <text:p text:style-name="Standard"/>
      <text:p text:style-name="P1"><text:span text:style-name="T2">1) </text:span>Create Users Table</text:p>
      <text:p text:style-name="P1"/>
      <text:p text:style-name="Standard">CREATE TABLE Users (</text:p>
      <text:p text:style-name="Standard"><text:tab/>user_id INT AUTO_INCREMENT,</text:p>
      <text:p text:style-name="Standard"><text:tab/>username VARCHAR(255),</text:p>
      <text:p text:style-name="Standard"><text:tab/>email VARCHAR(255),</text:p>
      <text:p text:style-name="Standard"><text:tab/>user_status VARCHAR(255),</text:p>
      <text:p text:style-name="Standard"><text:tab/>profile_picture VARCHAR(255),</text:p>
      <text:p text:style-name="Standard"><text:tab/>PRIMARY KEY (user_id)</text:p>
      <text:p text:style-name="Standard">)</text:p>
      <text:p text:style-name="Standard"/>
      <text:p text:style-name="Standard"/>
      <text:p text:style-name="Standard"/>
      <text:p text:style-name="Standard"/>
      <text:p text:style-name="P2"><text:span text:style-name="T2">2) </text:span>Create <text:span text:style-name="T2">Posts</text:span> Table</text:p>
      <text:p text:style-name="Standard">CREATE TABLE Posts (</text:p>
      <text:p text:style-name="Standard"><text:tab/>post_id INT AUTO_INCREMENT,</text:p>
      <text:p text:style-name="Standard"><text:tab/>user_id INT NOT NULL,</text:p>
      <text:p text:style-name="Standard"><text:tab/>post_type VARCHAR(255),</text:p>
      <text:p text:style-name="Standard"><text:tab/>PRIMARY KEY (post_id),</text:p>
      <text:p text:style-name="Standard"><text:tab/>FOREIGN KEY (user_id) REFERENCES Users(user_id)</text:p>
      <text:p text:style-name="Standard">)</text:p>
      <text:p text:style-name="Standard"/>
      <text:p text:style-name="Standard"/>
      <text:p text:style-name="Standard">ALTER TABLE Posts</text:p>
      <text:p text:style-name="Standard">ADD COLUMN media_url VARCHAR(255)</text:p>
      <text:p text:style-name="Standard"/>
      <text:p text:style-name="Standard">ALTER TABLE Posts</text:p>
      <text:p text:style-name="Standard">ADD COLUMN caption TEXT</text:p>
      <text:p text:style-name="Standard"/>
      <text:p text:style-name="Standard"/>
      <text:p text:style-name="Standard"/>
      <text:p text:style-name="P3"><text:span text:style-name="T2">2) </text:span>Create <text:span text:style-name="T2">Posts_</text:span><text:span text:style-name="T3">Reactions</text:span> Table</text:p>
      <text:p text:style-name="P3"/>
      <text:p text:style-name="Standard">CREATE TABLE Posts_Reactions (</text:p>
      <text:p text:style-name="Standard"><text:tab/>id INT AUTO_INCREMENT,</text:p>
      <text:p text:style-name="Standard"><text:tab/>post_id INT NOT NULL,</text:p>
      <text:p text:style-name="Standard"><text:tab/>user_id INT NOT NULL,</text:p>
      <text:p text:style-name="Standard"><text:tab/>reactions INT NOT NULL,</text:p>
      <text:p text:style-name="Standard"><text:tab/>user_comment TEXT,</text:p>
      <text:p text:style-name="Standard"><text:tab/>PRIMARY KEY (id),</text:p>
      <text:p text:style-name="Standard"><text:tab/>FOREIGN KEY (user_id) REFERENCES Users(user_id),</text:p>
      <text:p text:style-name="Standard"><text:tab/>FOREIGN KEY (post_id) REFERENCES Posts(post_id)</text:p>
      <text:p text:style-name="Standard">)</text:p>
      <text:p text:style-name="Standard"/>
      <text:p text:style-name="P5"><text:soft-page-break/></text:p>
      <text:p text:style-name="P5">3)<text:span text:style-name="T2"> </text:span><text:span text:style-name="T1">Create </text:span><text:span text:style-name="T3">Reactions</text:span><text:span text:style-name="T1"> Table</text:span></text:p>
      <text:p text:style-name="Standard"/>
      <text:p text:style-name="Standard">CREATE TABLE Reactions (</text:p>
      <text:p text:style-name="Standard"><text:tab/>id INT AUTO_INCREMENT,</text:p>
      <text:p text:style-name="Standard"><text:tab/>post_id INT NOT NULL,</text:p>
      <text:p text:style-name="Standard"><text:tab/>user_id INT NOT NULL,</text:p>
      <text:p text:style-name="Standard"><text:tab/>reaction VARCHAR(255),</text:p>
      <text:p text:style-name="Standard"><text:tab/>PRIMARY KEY (id),</text:p>
      <text:p text:style-name="Standard"><text:tab/>FOREIGN KEY (user_id) REFERENCES Users(user_id),</text:p>
      <text:p text:style-name="Standard"><text:tab/>FOREIGN KEY (post_id) REFERENCES Posts(post_id)</text:p>
      <text:p text:style-name="Standard">)</text:p>
      <text:p text:style-name="Standard"/>
      <text:p text:style-name="Standard"/>
      <text:p text:style-name="Standard"/>
      <text:p text:style-name="P5">4)<text:span text:style-name="T2"> </text:span><text:span text:style-name="T1">Create Comments Table</text:span></text:p>
      <text:p text:style-name="P5"/>
      <text:p text:style-name="Standard">CREATE TABLE Comments (</text:p>
      <text:p text:style-name="Standard"><text:tab/>id INT AUTO_INCREMENT,</text:p>
      <text:p text:style-name="Standard"><text:tab/>post_id INT NOT NULL,</text:p>
      <text:p text:style-name="Standard"><text:tab/>user_id INT NOT NULL,</text:p>
      <text:p text:style-name="Standard"><text:tab/>user_comment TEXT,</text:p>
      <text:p text:style-name="Standard"><text:tab/>PRIMARY KEY (id),</text:p>
      <text:p text:style-name="Standard"><text:tab/>FOREIGN KEY (user_id) REFERENCES Users(user_id),</text:p>
      <text:p text:style-name="Standard"><text:tab/>FOREIGN KEY (post_id) REFERENCES Posts(post_id)</text:p>
      <text:p text:style-name="Standard">)</text:p>
      <text:p text:style-name="Standard"/>
      <text:p text:style-name="Standard"/>
      <text:p text:style-name="Standard">ALTER TABLE Posts_Reactions</text:p>
      <text:p text:style-name="Standard">ADD FOREIGN KEY (reactions) REFERENCES Reactions(id)</text:p>
      <text:p text:style-name="Standard"/>
      <text:p text:style-name="Standard"/>
      <text:p text:style-name="Standard">ALTER TABLE Posts_Reactions</text:p>
      <text:p text:style-name="Standard">MODIFY COLUMN user_comment INT NOT NULL</text:p>
      <text:p text:style-name="Standard"/>
      <text:p text:style-name="Standard"/>
      <text:p text:style-name="Standard">ALTER TABLE Posts_Reactions</text:p>
      <text:p text:style-name="Standard">ADD FOREIGN KEY (user_comment) REFERENCES Comments(id)</text:p>
      <text:p text:style-name="Standard"/>
      <text:p text:style-name="Standard"/>
      <text:p text:style-name="Standard"/>
      <text:p text:style-name="Standard">ALTER TABLE Reactions</text:p>
      <text:p text:style-name="Standard">DROP FOREIGN KEY Reactions_ibfk_1;</text:p>
      <text:p text:style-name="Standard"/>
      <text:p text:style-name="Standard">ALTER TABLE Reactions</text:p>
      <text:p text:style-name="Standard">DROP FOREIGN KEY Reactions_ibfk_2</text:p>
      <text:p text:style-name="Standard"/>
      <text:p text:style-name="Standard"/>
      <text:p text:style-name="Standard">ALTER TABLE Reactions</text:p>
      <text:p text:style-name="Standard">DROP COLUMN user_id;</text:p>
      <text:p text:style-name="Standard"/>
      <text:p text:style-name="Standard"/>
      <text:p text:style-name="Standard"><text:soft-page-break/>ALTER TABLE Reactions</text:p>
      <text:p text:style-name="Standard">DROP COLUMN post_id;</text:p>
      <text:p text:style-name="Standard"/>
      <text:p text:style-name="Standard"/>
      <text:p text:style-name="Standard"/>
      <text:p text:style-name="Standard">ALTER TABLE Posts_Reactions</text:p>
      <text:p text:style-name="Standard">DROP COLUMN Posts_Reactions_ibfk_4</text:p>
      <text:p text:style-name="Standard"/>
      <text:p text:style-name="Standard">ALTER TABLE Posts_Reactions</text:p>
      <text:p text:style-name="Standard">DROP COLUMN user_comment</text:p>
      <text:p text:style-name="Standard"/>
      <text:p text:style-name="Standard"/>
      <text:p text:style-name="Standard"/>
      <text:p text:style-name="Standard"/>
      <text:p text:style-name="Standard">CREATE TABLE Add_Friends (</text:p>
      <text:p text:style-name="Standard"><text:tab/>id INT AUTO_INCREMENT,</text:p>
      <text:p text:style-name="Standard"><text:tab/>sender_id INT NOT NULL,</text:p>
      <text:p text:style-name="Standard"><text:tab/>receiver_id INT NOT NULL,</text:p>
      <text:p text:style-name="Standard"><text:tab/>request BOOLEAN DEFAULT TRUE,</text:p>
      <text:p text:style-name="Standard"><text:tab/>sent_at DATETIME DEFAULT CURRENT_TIMESTAMP, </text:p>
      <text:p text:style-name="Standard"><text:tab/>PRIMARY KEY (id)</text:p>
      <text:p text:style-name="Standard">);</text:p>
      <text:p text:style-name="Standard"/>
      <text:p text:style-name="Standard"/>
      <text:p text:style-name="Standard"/>
      <text:p text:style-name="Standard">CREATE TABLE Friends_Request (</text:p>
      <text:p text:style-name="Standard"><text:tab/>id INT AUTO_INCREMENT,</text:p>
      <text:p text:style-name="Standard"><text:tab/>sender_id INT NOT NULL,</text:p>
      <text:p text:style-name="Standard"><text:tab/>request BOOLEAN NULL,</text:p>
      <text:p text:style-name="Standard"><text:tab/>recieve_at DATETIME DEFAULT CURRENT_TIMESTAMP, </text:p>
      <text:p text:style-name="Standard"><text:tab/>PRIMARY KEY (id)</text:p>
      <text:p text:style-name="Standard">);</text:p>
      <text:p text:style-name="Standard"/>
      <text:p text:style-name="Standard"/>
      <text:p text:style-name="Standard"/>
      <text:p text:style-name="Standard">ALTER TABLE Friends_Request</text:p>
      <text:p text:style-name="Standard">RENAME COLUMN recieve_at TO accepted_at</text:p>
      <text:p text:style-name="Standard"/>
      <text:p text:style-name="Standard"/>
      <text:p text:style-name="Standard"/>
      <text:p text:style-name="P6">Display Posts reactions</text:p>
      <text:p text:style-name="P6"/>
      <text:p text:style-name="Standard">SELECT Users.username, Users.profile_picture, <text:s/></text:p>
      <text:p text:style-name="Standard">Posts.media_url, Posts.caption,</text:p>
      <text:p text:style-name="Standard">Posts_Reactions.user_id, Reactions.reaction</text:p>
      <text:p text:style-name="Standard">FROM Users</text:p>
      <text:p text:style-name="Standard">JOIN Posts ON Users.user_id = Posts.user_id</text:p>
      <text:p text:style-name="Standard">JOIN Posts_Reactions ON Posts.post_id = Posts_Reactions.post_id</text:p>
      <text:p text:style-name="Standard">JOIN Reactions ON Posts_Reactions.reactions = Reactions.id</text:p>
      <text:p text:style-name="Standard">WHERE Posts.post_id = 1</text:p>
      <text:p text:style-name="Standard"/>
      <text:p text:style-name="Standard"/>
      <text:p text:style-name="Standard"><text:soft-page-break/></text:p>
      <text:p text:style-name="Standard"/>
      <text:p text:style-name="P7">Display <text:span text:style-name="T4">comments </text:span><text:span text:style-name="T6">on a particular Post</text:span></text:p>
      <text:p text:style-name="Standard"/>
      <text:p text:style-name="Standard">SELECT Users.username, Users.profile_picture, <text:s/></text:p>
      <text:p text:style-name="Standard">Posts.media_url, Posts.caption, Comments.user_comment, Comments.User_id</text:p>
      <text:p text:style-name="Standard">FROM Users</text:p>
      <text:p text:style-name="Standard">JOIN Posts ON Users.user_id = Posts.user_id</text:p>
      <text:p text:style-name="Standard">JOIN Comments ON Posts.post_id = Comments.post_id</text:p>
      <text:p text:style-name="Standard">WHERE Posts.post_id = 1</text:p>
      <text:p text:style-name="Standard"/>
      <text:p text:style-name="Standard"/>
      <text:p text:style-name="Standard"/>
      <text:p text:style-name="Standard">ALTER TABLE Friends_Request</text:p>
      <text:p text:style-name="Standard">RENAME COLUMN sender_id TO receiver_id</text:p>
      <text:p text:style-name="Standard"/>
      <text:p text:style-name="Standard">ALTER TABLE Friends_Request</text:p>
      <text:p text:style-name="Standard">ADD FOREIGN KEY (receiver_id) REFERENCES Users(user_id)</text:p>
      <text:p text:style-name="Standard"/>
      <text:p text:style-name="Standard"/>
      <text:p text:style-name="Standard"/>
      <text:p text:style-name="Standard"/>
      <text:p text:style-name="Standard">ALTER TABLE Friends_Request</text:p>
      <text:p text:style-name="Standard">ADD FOREIGN KEY (request_id) REFERENCES Add_Friends(id)</text:p>
      <text:p text:style-name="Standard"/>
      <text:p text:style-name="Standard"/>
      <text:p text:style-name="Standard"/>
      <text:p text:style-name="Standard"/>
      <text:p text:style-name="Standard"/>
      <text:p text:style-name="P4"># Display all <text:span text:style-name="T9">friend </text:span>requests that sent to a particular user</text:p>
      <text:p text:style-name="Standard"/>
      <text:p text:style-name="Standard">SELECT Add_Friends.sent_at, Users.username, Users.profile_picture FROM Add_Friends</text:p>
      <text:p text:style-name="Standard">JOIN Friends_Request ON Add_Friends.id = Friends_Request.request_id</text:p>
      <text:p text:style-name="Standard">JOIN Users ON Add_Friends.sender_id = Users.user_id</text:p>
      <text:p text:style-name="Standard">WHERE Add_Friends.receiver_id = 3 AND Friends_Request.request IS NULL</text:p>
      <text:p text:style-name="Standard"/>
      <text:p text:style-name="Standard"/>
      <text:p text:style-name="Standard"/>
      <text:p text:style-name="Standard"/>
      <text:p text:style-name="P4"># <text:span text:style-name="T5">D</text:span>isplay all friends of a particular users</text:p>
      <text:p text:style-name="Standard"/>
      <text:p text:style-name="Standard">SELECT Users.username, Users.profile_picture FROM Friends_Request</text:p>
      <text:p text:style-name="Standard">JOIN Add_Friends <text:s/>ON Friends_Request.request_id = Add_Friends.id</text:p>
      <text:p text:style-name="Standard">JOIN Users ON Add_Friends.sender_id = Users.user_id</text:p>
      <text:p text:style-name="Standard">WHERE Friends_Request.request = 1 AND Friends_Request.receiver_id = 3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8"># Display all Posts of a particular User</text:p>
      <text:p text:style-name="P10"/>
      <text:p text:style-name="P10">SELECT Posts.post_id, Posts.post_type, Posts.media_url, Posts.caption,</text:p>
      <text:p text:style-name="P10">Users.Username, Users.profile_picture</text:p>
      <text:p text:style-name="P10">FROM Posts</text:p>
      <text:p text:style-name="P10">JOIN Users ON Posts.user_id = Users.user_id</text:p>
      <text:p text:style-name="P8"><text:span text:style-name="T7">WHERE Users.user_id = 1</text:span> </text:p>
      <text:p text:style-name="P8"/>
      <text:p text:style-name="P8"/>
      <text:p text:style-name="P8"/>
      <text:p text:style-name="P8"/>
      <text:p text:style-name="P8"/>
      <text:p text:style-name="P12">Create table page_visibility_permissions</text:p>
      <text:p text:style-name="P17"/>
      <text:p text:style-name="P17">CREATE TABLE page_visibility_permisssions(</text:p>
      <text:p text:style-name="P17"><text:tab/>id INT AUTO_INCREMENT,</text:p>
      <text:p text:style-name="P17"><text:tab/>visibility VARCHAR(255),</text:p>
      <text:p text:style-name="P17"><text:tab/>PRIMARY KEY (id)</text:p>
      <text:p text:style-name="P17">);</text:p>
      <text:p text:style-name="P17"/>
      <text:p text:style-name="P12">Create table Pages</text:p>
      <text:p text:style-name="P12"/>
      <text:p text:style-name="P17">CREATE TABLE Pages (</text:p>
      <text:p text:style-name="P17"><text:tab/>id INT AUTO_INCREMENT,</text:p>
      <text:p text:style-name="P17"><text:tab/>page_name VARCHAR(255),</text:p>
      <text:p text:style-name="P17"><text:tab/>category VARCHAR(255),</text:p>
      <text:p text:style-name="P17"><text:tab/>admin_id INT NOT NULL,</text:p>
      <text:p text:style-name="P17"><text:tab/>FOREIGN KEY (admin_id) REFERENCES Users(user_id),</text:p>
      <text:p text:style-name="P17"><text:tab/>page_description VARCHAR(255),</text:p>
      <text:p text:style-name="P17"><text:tab/>page_visiblility INT NOT NULL,</text:p>
      <text:p text:style-name="P17"><text:tab/>FOREIGN KEY (page_visiblility) REFERENCES page_visibility_permisssions(id),</text:p>
      <text:p text:style-name="P17"><text:tab/>page_status TEXT,</text:p>
      <text:p text:style-name="P17"><text:tab/>created_at DATETIME DEFAULT CURRENT_TIMESTAMP,</text:p>
      <text:p text:style-name="P17"><text:tab/>PRIMARY KEY (id) </text:p>
      <text:p text:style-name="P17">);</text:p>
      <text:p text:style-name="P17"/>
      <text:p text:style-name="P17"/>
      <text:p text:style-name="P17"/>
      <text:p text:style-name="P12">Create Table page_members_permissions</text:p>
      <text:p text:style-name="P17">CREATE TABLE page_members_permissions (</text:p>
      <text:p text:style-name="P17"><text:tab/>id INT AUTO_INCREMENT,</text:p>
      <text:p text:style-name="P17"><text:tab/>member_role VARCHAR(255),</text:p>
      <text:p text:style-name="P17"><text:tab/>PRIMARY KEY(id)</text:p>
      <text:p text:style-name="P17">);</text:p>
      <text:p text:style-name="P17"/>
      <text:p text:style-name="P17">ALTER TABLE page_members_permissions</text:p>
      <text:p text:style-name="P17">ADD COLUMN can_upload_post BOOLEAN </text:p>
      <text:p text:style-name="P17"/>
      <text:p text:style-name="P17">ALTER TABLE page_members_permissions</text:p>
      <text:p text:style-name="P17">ADD COLUMN can_remove_people BOOLEAN </text:p>
      <text:p text:style-name="P17"/>
      <text:p text:style-name="P17"><text:soft-page-break/></text:p>
      <text:p text:style-name="P17"/>
      <text:p text:style-name="P17">ALTER TABLE page_members_permissions</text:p>
      <text:p text:style-name="P17">ADD COLUMN can_remove_posts BOOLEAN </text:p>
      <text:p text:style-name="P17"/>
      <text:p text:style-name="P17">ALTER TABLE page_members_permissions</text:p>
      <text:p text:style-name="P17">ADD COLUMN can_edit_page BOOLEAN </text:p>
      <text:p text:style-name="P17"/>
      <text:p text:style-name="P17">ALTER TABLE page_members_permissions</text:p>
      <text:p text:style-name="P17">ADD COLUMN can_delete_page BOOLEAN </text:p>
      <text:p text:style-name="P17"/>
      <text:p text:style-name="P17"/>
      <text:p text:style-name="P12"/>
      <text:p text:style-name="P12"/>
      <text:p text:style-name="P12">Create table page_members</text:p>
      <text:p text:style-name="P17"/>
      <text:p text:style-name="P17">create table page_members (</text:p>
      <text:p text:style-name="P17"><text:tab/>id int auto_increment,</text:p>
      <text:p text:style-name="P17"><text:tab/>page_id int not null,</text:p>
      <text:p text:style-name="P17"><text:tab/>foreign key (page_id) references Pages(id),</text:p>
      <text:p text:style-name="P17"><text:tab/>member_id int not null,</text:p>
      <text:p text:style-name="P17"><text:tab/>foreign key (member_id) references Users(user_id),</text:p>
      <text:p text:style-name="P17"><text:tab/>member_role int not null,</text:p>
      <text:p text:style-name="P17"><text:tab/>foreign key (member_role) references page_members_permissions(id),</text:p>
      <text:p text:style-name="P17"><text:tab/>joined_at DATETIME DEFAULT CURRENT_TIMESTAMP,</text:p>
      <text:p text:style-name="P17"><text:tab/>primary key(id)</text:p>
      <text:p text:style-name="P17">);</text:p>
      <text:p text:style-name="P17"/>
      <text:p text:style-name="P17"/>
      <text:p text:style-name="P17"/>
      <text:p text:style-name="P12"># create table posts_type</text:p>
      <text:p text:style-name="P17"/>
      <text:p text:style-name="P17">CREATE TABLE posts_type (</text:p>
      <text:p text:style-name="P17"><text:tab/>id INT AUTO_INCREMENT,</text:p>
      <text:p text:style-name="P17"><text:tab/>post_type VARCHAR(255),</text:p>
      <text:p text:style-name="P17"><text:tab/>PRIMARY KEY(id)</text:p>
      <text:p text:style-name="P17">);</text:p>
      <text:p text:style-name="P17"/>
      <text:p text:style-name="P17">ALTER TABLE Posts</text:p>
      <text:p text:style-name="P17">MODIFY COLUMN post_type INT NOT NULL</text:p>
      <text:p text:style-name="P17"/>
      <text:p text:style-name="P17">ALTER TABLE Posts</text:p>
      <text:p text:style-name="P17">ADD FOREIGN KEY (post_type) REFERENCES posts_type(id)</text:p>
      <text:p text:style-name="P17"/>
      <text:p text:style-name="P17"/>
      <text:p text:style-name="P17"/>
      <text:p text:style-name="P17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># Display every post to a user who is a friend of that user. </text:p>
      <text:p text:style-name="P13"/>
      <text:p text:style-name="P18">SELECT Users.username, Users.profile_picture, </text:p>
      <text:p text:style-name="P18">Posts.media_url, Posts.caption,</text:p>
      <text:p text:style-name="P18">Reactions.reaction,</text:p>
      <text:p text:style-name="P18">Comments.user_comment</text:p>
      <text:p text:style-name="P18">FROM Friends_Request</text:p>
      <text:p text:style-name="P18">JOIN Add_Friends <text:s/>ON Friends_Request.request_id = Add_Friends.id</text:p>
      <text:p text:style-name="P18">JOIN Users ON Add_Friends.sender_id = Users.user_id</text:p>
      <text:p text:style-name="P18">JOIN Posts ON Users.user_id = Posts.user_id</text:p>
      <text:p text:style-name="P18">JOIN Posts_Reactions ON Posts.post_id = Posts_Reactions.post_id</text:p>
      <text:p text:style-name="P18">JOIN Reactions ON Posts_Reactions.reactions = Reactions.id</text:p>
      <text:p text:style-name="P18">JOIN Comments ON Posts.post_id = Comments.post_id</text:p>
      <text:p text:style-name="P18">WHERE Friends_Request.request = 1 AND Friends_Request.receiver_id = 3</text:p>
      <text:p text:style-name="P18"/>
      <text:p text:style-name="P18"/>
      <text:p text:style-name="P18"/>
      <text:p text:style-name="P18"/>
      <text:p text:style-name="P13"># Show each post from the pages a user has followed.</text:p>
      <text:p text:style-name="P18"/>
      <text:p text:style-name="P18">SELECT Pages.id, Pages.page_name, Posts.media_url FROM page_members</text:p>
      <text:p text:style-name="P18">JOIN Friends_Request ON page_members.member_id = Friends_Request.receiver_id</text:p>
      <text:p text:style-name="P18">JOIN Pages ON page_members.page_id = Pages.id</text:p>
      <text:p text:style-name="P18">JOIN Posts ON Pages.admin_id = Posts.user_id</text:p>
      <text:p text:style-name="P18">WHERE Friends_Request.receiver_id=3</text:p>
      <text:p text:style-name="P18">GROUP BY Pages.id, Pages.page_name, Posts.media_url</text:p>
      <text:p text:style-name="P18"/>
      <text:p text:style-name="P18"/>
      <text:p text:style-name="P18"/>
      <text:p text:style-name="P18"/>
      <text:p text:style-name="P18"/>
      <text:p text:style-name="P14"><text:span text:style-name="T11"># </text:span>Display all of the friend requests that a user has made to friends who have not replied.</text:p>
      <text:p text:style-name="P18"/>
      <text:p text:style-name="P18">SELECT Add_Friends.sender_id, Users.username FROM Add_Friends</text:p>
      <text:p text:style-name="P18">JOIN Users ON Add_Friends.receiver_id = Users.user_id</text:p>
      <text:p text:style-name="P18">JOIN Friends_Request ON Add_Friends.id <text:s/>= Friends_Request.request_id</text:p>
      <text:p text:style-name="P18">WHERE Add_Friends.sender_id = 1 AND Friends_Request.request IS NULL</text:p>
      <text:p text:style-name="P18"/>
      <text:p text:style-name="P18"/>
      <text:p text:style-name="P18"/>
      <text:p text:style-name="P18">ALTER TABLE Pages</text:p>
      <text:p text:style-name="P18">RENAME COLUMN page_visiblility TO page_visibility</text:p>
      <text:p text:style-name="P18"/>
      <text:p text:style-name="P15"># Show all posts of a public page </text:p>
      <text:p text:style-name="P18">SELECT * FROM Posts </text:p>
      <text:p text:style-name="P18">JOIN Pages ON Posts.user_id = Pages.admin_id</text:p>
      <text:p text:style-name="P18">WHERE Pages.page_visibility = 1</text:p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><text:span text:style-name="T10"># showing all of a user's friends' posts along with the page he followed</text:span><text:line-break/></text:p>
      <text:p text:style-name="P18">SELECT Users.username, Posts.media_url, Posts.caption</text:p>
      <text:p text:style-name="P18"><text:s text:c="7"/></text:p>
      <text:p text:style-name="P18">FROM Friends_Request</text:p>
      <text:p text:style-name="P18">JOIN Add_Friends ON Friends_Request.request_id = Add_Friends.id</text:p>
      <text:p text:style-name="P18">JOIN Users ON Add_Friends.sender_id = Users.user_id</text:p>
      <text:p text:style-name="P18">JOIN Posts ON Users.user_id = Posts.user_id</text:p>
      <text:p text:style-name="P18">JOIN Posts_Reactions ON Posts.post_id = Posts_Reactions.post_id</text:p>
      <text:p text:style-name="P18">JOIN Reactions ON Posts_Reactions.reactions = Reactions.id</text:p>
      <text:p text:style-name="P18">JOIN Comments ON Posts.post_id = Comments.post_id</text:p>
      <text:p text:style-name="P18">WHERE Friends_Request.request = 1 </text:p>
      <text:p text:style-name="P18">AND Friends_Request.receiver_id = 3</text:p>
      <text:p text:style-name="P18"><text:s text:c="2"/></text:p>
      <text:p text:style-name="P18">GROUP BY Users.username, Posts.media_url, Posts.caption</text:p>
      <text:p text:style-name="P18"/>
      <text:p text:style-name="P18">UNION ALL</text:p>
      <text:p text:style-name="P18"/>
      <text:p text:style-name="P18">SELECT Pages.page_name, Posts.media_url, <text:s/>Posts.caption</text:p>
      <text:p text:style-name="P18">FROM page_members</text:p>
      <text:p text:style-name="P18">JOIN Friends_Request ON page_members.member_id = Friends_Request.receiver_id</text:p>
      <text:p text:style-name="P18">JOIN Pages ON page_members.page_id = Pages.id</text:p>
      <text:p text:style-name="P18">JOIN Posts ON Pages.admin_id = Posts.user_id</text:p>
      <text:p text:style-name="P18">WHERE Friends_Request.receiver_id = 3</text:p>
      <text:p text:style-name="P18">GROUP BY Pages.page_name, Posts.media_url, Posts.caption</text:p>
      <text:p text:style-name="P18"/>
      <text:p text:style-name="P18">UNION ALL</text:p>
      <text:p text:style-name="P18"/>
      <text:p text:style-name="P18">SELECT</text:p>
      <text:p text:style-name="P18">Users.Username, Posts.media_url, Posts.caption</text:p>
      <text:p text:style-name="P18">FROM Posts</text:p>
      <text:p text:style-name="P18">JOIN Users ON Posts.user_id = Users.user_id</text:p>
      <text:p text:style-name="P18">WHERE Users.user_id = 3 </text:p>
      <text:p text:style-name="P18"/>
      <text:p text:style-name="P18"/>
      <text:p text:style-name="P18"/>
      <text:p text:style-name="P19">#<text:span text:style-name="T10"> Create table pages_categories</text:span></text:p>
      <text:p text:style-name="P18">CREATE TABLE pages_categories(</text:p>
      <text:p text:style-name="P18"><text:tab/>id INT AUTO_INCREMENT,</text:p>
      <text:p text:style-name="P18"><text:tab/>category VARCHAR(255),</text:p>
      <text:p text:style-name="P18"><text:tab/>PRIMARY KEY (id)</text:p>
      <text:p text:style-name="P18">);</text:p>
      <text:p text:style-name="P18"/>
      <text:p text:style-name="P18"/>
      <text:p text:style-name="P18">ALTER TABLE Pages</text:p>
      <text:p text:style-name="P18">MODIFY COLUMN category INT</text:p>
      <text:p text:style-name="P18"/>
      <text:p text:style-name="P18">ALTER TABLE Pages</text:p>
      <text:p text:style-name="P18">ADD FOREIGN KEY (category) REFERENCES pages_categories(id)</text:p>
      <text:p text:style-name="P18"><text:soft-page-break/></text:p>
      <text:p text:style-name="P16"># Display page name and category</text:p>
      <text:p text:style-name="P16"/>
      <text:p text:style-name="P18">SELECT Pages.page_name, pages_categories.category, Pages.created_at FROM Pages</text:p>
      <text:p text:style-name="P18">JOIN pages_categories ON Pages.category = <text:s/>pages_categories.i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7T12:44:46.765064388</meta:creation-date>
    <dc:date>2025-01-08T16:19:53.644978374</dc:date>
    <meta:editing-duration>PT34M40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9" meta:paragraph-count="258" meta:word-count="1029" meta:character-count="8624" meta:non-whitespace-character-count="7741"/>
  </office:meta>
</office:document-meta>
</file>